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ParserBeanDefinitionDefaultsTests.testDefaultInitAndDestroyMethodsNot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estBean.getConstructor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estBean.setPropertyDependency2( PropertyDependencyTestBean pd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estBean.setPropertyDependency1( PropertyDependencyTestBean pd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estBean.getPropertyDependenc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ParserBeanDefinitionDefaultsTests.testDefault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ScanParserBeanDefinitionDefaultsTests.testDefault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estBean.getPropertyDependenc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yTestBean.ConstructorDependencyTes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pendency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estBean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ParserBeanDefinitionDefaultsTests.testDefault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ScanParserBeanDefinitionDefaultsTests.testAutowir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ScanParserBeanDefinitionDefaultsTests.testAutowir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ScanParserBeanDefinitionDefaultsTests.testLazyInit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estBean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y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ParserBeanDefinitionDefaultsTests.testLazyInit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TestBean.Defaults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est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estBean.DefaultsTestBean( ConstructorDependencyTestBean cd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ScanParserBeanDefinitionDefaultsTests.testDefaultNonExistingInitAndDestroyMethods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DependencyTestBean.PropertyDependencyTes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ParserBeanDefinitionDefaultsTests.testDefaultInitAndDestroyMethods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ScanParserBeanDefinitionDefaultsTests.testAutowire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ScanParserBeanDefinitionDefaul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est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ParserBeanDefinitionDefaultsTests.testAutowire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